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4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</style:style>
    <style:style style:name="P5" style:family="paragraph" style:parent-style-name="Text_20_body" style:list-style-name="L5"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</office:automatic-styles>
  <office:body>
    <office:text>
      <text:h text:style-name="Heading_20_1" text:outline-level="1"><text:bookmark-start text:name="old-norse-literature"/>Old Norse literature<text:bookmark-end text:name="old-norse-literature"/></text:h>
      <text:list text:style-name="L1">
        <text:list-item>
          <text:p text:style-name="P1">Grampheme notes: DH is the voiced dental fricative, TH is the unvoiced, OE is the O with umlaut eg Ð,Þ,Ö ## First Lecture</text:p>
        </text:list-item>
        <text:list-item>
          <text:p text:style-name="P1">Different lenses of approach</text:p>
        </text:list-item>
        <text:list-item>
          <text:p text:style-name="P1">Short test at the end</text:p>
        </text:list-item>
        <text:list-item>
          <text:p text:style-name="P1">Next week – Judy Quinn -&gt; Where do heroes come from?</text:p>
          <text:list text:style-name="L2">
            <text:list-item>
              <text:p text:style-name="P2">3 eda poems ### Viking Expeditions</text:p>
            </text:list-item>
          </text:list>
        </text:list-item>
        <text:list-item>
          <text:p text:style-name="P1">circa 900 to 1066</text:p>
        </text:list-item>
        <text:list-item>
          <text:p text:style-name="P1">Runic inscriptions but no written sources from this time</text:p>
        </text:list-item>
        <text:list-item>
          <text:p text:style-name="P1">All from the western branch</text:p>
        </text:list-item>
        <text:list-item>
          <text:p text:style-name="P1">Iceland discovery expedition – important - 12.-13. century, literature written</text:p>
        </text:list-item>
        <text:list-item>
          <text:p text:style-name="P1">What enabled vikings to spead?</text:p>
          <text:list text:style-name="L3">
            <text:list-item>
              <text:p text:style-name="P3">Drakarr - War Ship</text:p>
            </text:list-item>
            <text:list-item>
              <text:p text:style-name="P3">Knarr - Colonisation ship ### Ísland</text:p>
            </text:list-item>
          </text:list>
        </text:list-item>
        <text:list-item>
          <text:p text:style-name="P1">Discovery - Snaeland, Gardarshólm, Ísland &gt;- Names, only Ísland stuck</text:p>
        </text:list-item>
        <text:list-item>
          <text:p text:style-name="P1">Settlement - Ingold Arnarson circa 870 - Mythic coloniser</text:p>
        </text:list-item>
        <text:list-item>
          <text:p text:style-name="P1">20-40k people arrived over 60 years from mostly Norway and some from the British isles</text:p>
        </text:list-item>
        <text:list-item>
          <text:p text:style-name="P1">Source for these are the Book of Icelanders and Book of Settlement by Ari the Learned</text:p>
        </text:list-item>
        <text:list-item>
          <text:p text:style-name="P1">Settlers could take as much land as they could walk around in a day</text:p>
        </text:list-item>
        <text:list-item>
          <text:p text:style-name="P1">Somewhat cooperative way of settling</text:p>
        </text:list-item>
        <text:list-item>
          <text:p text:style-name="P1">There were some Irish monks</text:p>
        </text:list-item>
        <text:list-item>
          <text:p text:style-name="P1">Landníáma – landtaking</text:p>
        </text:list-item>
        <text:list-item>
          <text:p text:style-name="P1">Laws mainly based on Norwegian ones and addapted them #### Societal structure</text:p>
        </text:list-item>
        <text:list-item>
          <text:p text:style-name="P1">Free farmers – Bóndi - They could be free outside of the Norwegian kingdom because the king started collecting taxes circa 9th century</text:p>
        </text:list-item>
        <text:list-item>
          <text:p text:style-name="P1">Leaders – Höfðingi - Local, bigger farmers</text:p>
        </text:list-item>
        <text:list-item>
          <text:p text:style-name="P1">Slaves - From the British isles, many celts</text:p>
        </text:list-item>
        <text:list-item>
          <text:p text:style-name="P1">Later more hierarchy evolved</text:p>
        </text:list-item>
        <text:list-item>
          <text:p text:style-name="P1">Godi – Chieftans</text:p>
        </text:list-item>
        <text:list-item>
          <text:p text:style-name="P1">Priests, Clergy</text:p>
        </text:list-item>
        <text:list-item>
          <text:p text:style-name="P1">5 Families consolidated power in the 13th century and Iceland fell under Norwegian rule which ended the free Icelandic state period ##### Establishment of the Althing</text:p>
        </text:list-item>
        <text:list-item>
          <text:p text:style-name="P1">Local assemblies – Þings</text:p>
        </text:list-item>
        <text:list-item>
          <text:p text:style-name="P1">Iceland - Same system</text:p>
        </text:list-item>
        <text:list-item>
          <text:p text:style-name="P1">930 - One central assembly = AlÞing, at the assembly plains = Þingvellir</text:p>
        </text:list-item>
        <text:list-item>
          <text:p text:style-name="P1">Law based on Norwegian model</text:p>
        </text:list-item>
        <text:list-item>
          <text:p text:style-name="P1">Problems taken to AlÞing if they could not be resolved by local Things</text:p>
        </text:list-item>
        <text:list-item>
          <text:p text:style-name="P1">No records #### Adoption of Christianity</text:p>
        </text:list-item>
        <text:list-item>
          <text:p text:style-name="P1">In the year 1000 officially, but reality is fuzzier</text:p>
        </text:list-item>
        <text:list-item>
          <text:p text:style-name="P1">This meant one law for the all of Iceland, christian of course</text:p>
        </text:list-item>
        <text:list-item>
          <text:p text:style-name="P1">It was not banned to be pagan but not in public only at home</text:p>
        </text:list-item>
        <text:list-item>
          <text:p text:style-name="P1">Writing came with it</text:p>
        </text:list-item>
        <text:list-item>
          <text:p text:style-name="P1">They wrote down even the pagan/folk texts because it was so removed from the world</text:p>
        </text:list-item>
        <text:list-item>
          <text:p text:style-name="P1">Christian texts too but Sagas and myth, this is unique in all of europe</text:p>
        </text:list-item>
        <text:list-item>
          <text:p text:style-name="P1">They wrote in Old Norse and not Latin, there was very little Latin</text:p>
        </text:list-item>
        <text:list-item>
          <text:p text:style-name="P1">Language evolution – Added two leters to the latin alphabet: Þ, Ð - which they took from their runic alphabet</text:p>
        </text:list-item>
        <text:list-item>
          <text:p text:style-name="P1">Many gods - Christ, Thor etc., no contradiction</text:p>
        </text:list-item>
        <text:list-item>
          <text:p text:style-name="P1">Education of the people - priests got educated in Norway</text:p>
        </text:list-item>
        <text:list-item>
          <text:p text:style-name="P1">Schools started popping up, even lay people could attend, which was not the case in most places in europe</text:p>
        </text:list-item>
        <text:list-item>
          <text:p text:style-name="P1">That is one of the reasons for folk literature being so aviable to us ### Genres of Old Norse Literature</text:p>
        </text:list-item>
        <text:list-item>
          <text:list text:style-name="L4">
            <text:list-item>
              <text:list text:style-name="L5">
                <text:list-item>
                  <text:list text:style-name="L6">
                    <text:list-item>
                      <text:p text:style-name="P6">century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">Old Norse language</text:p>
        </text:list-item>
        <text:list-item>
          <text:p text:style-name="P1">Poetry</text:p>
          <text:list text:style-name="L7">
            <text:list-item>
              <text:p text:style-name="P7">Skaldic poems – Known authorship</text:p>
              <text:list text:style-name="L8">
                <text:list-item>
                  <text:p text:style-name="P8">Complicated metres, thus the structure is very hard to change – Could theoretically preserve the form from before it was written down</text:p>
                </text:list-item>
                <text:list-item>
                  <text:p text:style-name="P8">Started at the court of Norwegian kings, 9th century</text:p>
                </text:list-item>
                <text:list-item>
                  <text:p text:style-name="P8">Oral form, written down many centuries later (12th onward)</text:p>
                </text:list-item>
                <text:list-item>
                  <text:p text:style-name="P8">Helps with reconstructing pronounciation and helps date the poems</text:p>
                </text:list-item>
              </text:list>
            </text:list-item>
            <text:list-item>
              <text:p text:style-name="P7">The Poetic Edda – Mythological and heroic songs</text:p>
              <text:list text:style-name="L9">
                <text:list-item>
                  <text:p text:style-name="P9">Codex Regius</text:p>
                </text:list-item>
                <text:list-item>
                  <text:p text:style-name="P9">Simpler poetic meters</text:p>
                </text:list-item>
                <text:list-item>
                  <text:p text:style-name="P9">If not for theis, the mythology would be lost #### Pagan religion</text:p>
                </text:list-item>
              </text:list>
            </text:list-item>
          </text:list>
        </text:list-item>
        <text:list-item>
          <text:p text:style-name="P1">Two families of gods:</text:p>
          <text:list text:style-name="L10">
            <text:list-item>
              <text:p text:style-name="P10">Aesir: Odin, Thor, Baldr - some speculate that the germanic people introduced these</text:p>
            </text:list-item>
            <text:list-item>
              <text:p text:style-name="P10">Vanir: Frey, Freyja, Njörd - some speculate that this is the older layer connected to fertility and germanic people adopted them</text:p>
            </text:list-item>
          </text:list>
        </text:list-item>
        <text:list-item>
          <text:p text:style-name="P1">Younger Edda - Prosaic - Snorri Sturluson</text:p>
          <text:list text:style-name="L11">
            <text:list-item>
              <text:p text:style-name="P11">Skald handbook with mythological content</text:p>
            </text:list-item>
            <text:list-item>
              <text:p text:style-name="P11">beggining of 13th century</text:p>
            </text:list-item>
            <text:list-item>
              <text:p text:style-name="P11">Wanted to preserve Skaldic poetry because it was dying out</text:p>
            </text:list-item>
            <text:list-item>
              <text:p text:style-name="P11">Skald importance was waying</text:p>
            </text:list-item>
            <text:list-item>
              <text:p text:style-name="P11">Kennings - forms to fit the metre</text:p>
            </text:list-item>
            <text:list-item>
              <text:p text:style-name="P11">Snorri was educated and read a lot of mainland literature and he retells the Edda in that style</text:p>
            </text:list-item>
            <text:list-item>
              <text:p text:style-name="P11">He explained the gods rationally which the older Edda did not, it did not even question why the gods did what they did</text:p>
            </text:list-item>
          </text:list>
        </text:list-item>
        <text:list-item>
          <text:p text:style-name="P1">Yggdrasil ##### Mythological lays</text:p>
        </text:list-item>
        <text:list-item>
          <text:p text:style-name="P1">Heroic petry epics</text:p>
        </text:list-item>
        <text:list-item>
          <text:p text:style-name="P1">Only comprehensive sources of the pagan mythology</text:p>
        </text:list-item>
        <text:list-item>
          <text:p text:style-name="P1">Titles:</text:p>
          <text:list text:style-name="L12">
            <text:list-item>
              <text:p text:style-name="P12">Völuspá - The seeress’s Prophecy</text:p>
            </text:list-item>
            <text:list-item>
              <text:p text:style-name="P12">Hávamál - Sayings of the High One (Ódin)</text:p>
            </text:list-item>
            <text:list-item>
              <text:p text:style-name="P12">Vafþrúðnismál - Vafthrudnir’s Sayings</text:p>
            </text:list-item>
            <text:list-item>
              <text:p text:style-name="P12">Grímnismál - Grimms Sayings</text:p>
            </text:list-item>
          </text:list>
        </text:list-item>
        <text:list-item>
          <text:p text:style-name="P1">10 in total</text:p>
        </text:list-item>
        <text:list-item>
          <text:p text:style-name="P1">Prophecies could be invented in the 13th century due to christinisation but some claim they could be actual old pagan prophecies – Thats why different approaches are important so you can make up your mind</text:p>
        </text:list-item>
        <text:list-item>
          <text:p text:style-name="P1">Lot of contention on how accurate the Edda is</text:p>
        </text:list-item>
        <text:list-item>
          <text:p text:style-name="P1">Preserved also in England: Beowulf, Widsith etc.; Germany: Song of Hildebrand, Song of the Nibelungs</text:p>
        </text:list-item>
        <text:list-item>
          <text:p text:style-name="P1">READ: first 3 Helgi poems #### Sagas</text:p>
        </text:list-item>
        <text:list-item>
          <text:p text:style-name="P1">Prosaic genre</text:p>
        </text:list-item>
        <text:list-item>
          <text:p text:style-name="P1">Specific for Iceland and Norway</text:p>
        </text:list-item>
        <text:list-item>
          <text:p text:style-name="P1">Genres:</text:p>
          <text:list text:style-name="L13">
            <text:list-item>
              <text:p text:style-name="P13">King/Royal – konungasögur</text:p>
              <text:list text:style-name="L14">
                <text:list-item>
                  <text:p text:style-name="P14">Preserve royal deeds</text:p>
                </text:list-item>
                <text:list-item>
                  <text:p text:style-name="P14">Inspired by Hagiographies - Saint stories</text:p>
                </text:list-item>
              </text:list>
            </text:list-item>
            <text:list-item>
              <text:p text:style-name="P13">Family – íslendingasögur</text:p>
              <text:list text:style-name="L15">
                <text:list-item>
                  <text:p text:style-name="P15">Describes lives of first Icelanders, taking place in that period (870-930), written down also centuries later</text:p>
                </text:list-item>
                <text:list-item>
                  <text:p text:style-name="P15">For sure changed a lot</text:p>
                </text:list-item>
                <text:list-item>
                  <text:p text:style-name="P15">Places and names on Iceland</text:p>
                </text:list-item>
                <text:list-item>
                  <text:p text:style-name="P15">Sagas abour discovering america (Vineland)</text:p>
                </text:list-item>
                <text:list-item>
                  <text:p text:style-name="P15">Again, it is contested whether it is simply art or real attestations but most likely there is some truth</text:p>
                </text:list-item>
              </text:list>
            </text:list-item>
            <text:list-item>
              <text:p text:style-name="P13">Legendary – fornaldarsögur</text:p>
              <text:list text:style-name="L16">
                <text:list-item>
                  <text:p text:style-name="P16">Take place out of Iceland</text:p>
                </text:list-item>
                <text:list-item>
                  <text:p text:style-name="P16">Take place before the settlement</text:p>
                </text:list-item>
                <text:list-item>
                  <text:p text:style-name="P16">Written down later than the Kingly and Familial stories</text:p>
                </text:list-item>
                <text:list-item>
                  <text:p text:style-name="P16">Supernatural stuff</text:p>
                </text:list-item>
              </text:list>
            </text:list-item>
            <text:list-item>
              <text:p text:style-name="P13">Chivalric – riddarasögur</text:p>
              <text:list text:style-name="L17">
                <text:list-item>
                  <text:p text:style-name="P17">Translated european stories and Indigenous Icelandic sagas</text:p>
                </text:list-item>
                <text:list-item>
                  <text:p text:style-name="P17">Translated</text:p>
                  <text:list text:style-name="L18">
                    <text:list-item>
                      <text:p text:style-name="P18">Fixed form</text:p>
                    </text:list-item>
                    <text:list-item>
                      <text:p text:style-name="P18">Quite good translations</text:p>
                    </text:list-item>
                    <text:list-item>
                      <text:p text:style-name="P18">Some are word for word with mainland versions</text:p>
                    </text:list-item>
                    <text:list-item>
                      <text:p text:style-name="P18">Shows what the translator had to change for comprehensibility</text:p>
                    </text:list-item>
                  </text:list>
                </text:list-item>
                <text:list-item>
                  <text:p text:style-name="P17">Indigenous</text:p>
                  <text:list text:style-name="L19">
                    <text:list-item>
                      <text:p text:style-name="P19">Dont pretend to be historical</text:p>
                    </text:list-item>
                    <text:list-item>
                      <text:p text:style-name="P19">Quite funny with interesting stories</text:p>
                    </text:list-item>
                  </text:list>
                </text:list-item>
              </text:list>
            </text:list-item>
            <text:list-item>
              <text:p text:style-name="P13">Contemporary + Bishops – samtídasögur</text:p>
              <text:list text:style-name="L20">
                <text:list-item>
                  <text:p text:style-name="P20">Written in the time of writing (circa 13th century)</text:p>
                </text:list-item>
                <text:list-item>
                  <text:p text:style-name="P20">Describe Iceland at that time</text:p>
                </text:list-item>
                <text:list-item>
                  <text:p text:style-name="P20">Last days of the Icelandic free state</text:p>
                </text:list-item>
                <text:list-item>
                  <text:p text:style-name="P20">Describe how the democratic system fell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4</meta:generator>
    <dc:title/>
    <dc:description/>
    <dc:subject/>
    <meta:keyword/>
    <meta:initial-creator/>
    <dc:creator/>
    <meta:creation-date>2025-10-03T20:32:40Z</meta:creation-date>
    <dc:date>2025-10-03T20:32:40Z</dc:date>
    <meta:user-defined meta:name="zettlr" meta:value-type="string"/>
  </office:meta>
</office:document-meta>
</file>